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6pt" style:font-size-asian="16pt" style:font-size-complex="16pt"/>
    </style:style>
    <style:style style:name="P2" style:family="paragraph" style:parent-style-name="Preformatted_20_Text">
      <style:paragraph-properties fo:text-align="start" style:justify-single-word="false"/>
      <style:text-properties fo:font-size="16pt" officeooo:rsid="000c33a5" officeooo:paragraph-rsid="000c33a5" style:font-size-asian="16pt" style:font-size-complex="16pt"/>
    </style:style>
    <style:style style:name="P3" style:family="paragraph" style:parent-style-name="Preformatted_20_Text">
      <style:paragraph-properties fo:text-align="start" style:justify-single-word="false"/>
      <style:text-properties fo:font-size="16pt" officeooo:rsid="000de4cf" officeooo:paragraph-rsid="000de4cf" style:font-size-asian="16pt" style:font-size-complex="16pt"/>
    </style:style>
    <style:style style:name="P4" style:family="paragraph" style:parent-style-name="Preformatted_20_Text">
      <style:text-properties fo:font-size="16pt" officeooo:rsid="000ea6a7" officeooo:paragraph-rsid="000ea6a7" style:font-size-asian="16pt" style:font-size-complex="16pt"/>
    </style:style>
    <style:style style:name="P5" style:family="paragraph" style:parent-style-name="Preformatted_20_Text">
      <style:text-properties fo:font-size="16pt" officeooo:paragraph-rsid="000ea6a7" style:font-size-asian="16pt" style:font-size-complex="16pt"/>
    </style:style>
    <style:style style:name="P6" style:family="paragraph" style:parent-style-name="Preformatted_20_Text">
      <style:text-properties officeooo:paragraph-rsid="000de4cf"/>
    </style:style>
    <style:style style:name="P7" style:family="paragraph" style:parent-style-name="Preformatted_20_Text">
      <style:text-properties officeooo:rsid="000de4cf" officeooo:paragraph-rsid="000de4cf"/>
    </style:style>
    <style:style style:name="P8" style:family="paragraph" style:parent-style-name="Preformatted_20_Text">
      <style:text-properties officeooo:paragraph-rsid="000e347c"/>
    </style:style>
    <style:style style:name="P9" style:family="paragraph" style:parent-style-name="Preformatted_20_Text">
      <style:text-properties officeooo:rsid="000e347c" officeooo:paragraph-rsid="000e347c"/>
    </style:style>
    <style:style style:name="P10" style:family="paragraph" style:parent-style-name="Preformatted_20_Text">
      <style:text-properties officeooo:paragraph-rsid="000ea6a7"/>
    </style:style>
    <style:style style:name="P11" style:family="paragraph" style:parent-style-name="Preformatted_20_Text">
      <style:text-properties officeooo:paragraph-rsid="000f6958"/>
    </style:style>
    <style:style style:name="P12" style:family="paragraph" style:parent-style-name="Preformatted_20_Text">
      <style:paragraph-properties fo:margin-top="0cm" fo:margin-bottom="0.499cm" loext:contextual-spacing="false"/>
      <style:text-properties fo:font-size="16pt" style:font-size-asian="16pt" style:font-size-complex="16pt"/>
    </style:style>
    <style:style style:name="P13" style:family="paragraph" style:parent-style-name="Preformatted_20_Text">
      <style:paragraph-properties fo:margin-top="0cm" fo:margin-bottom="0.499cm" loext:contextual-spacing="false"/>
      <style:text-properties fo:font-size="16pt" officeooo:rsid="001166ff" officeooo:paragraph-rsid="001166ff" style:font-size-asian="16pt" style:font-size-complex="16pt"/>
    </style:style>
    <style:style style:name="P14" style:family="paragraph" style:parent-style-name="Preformatted_20_Text">
      <style:paragraph-properties fo:margin-top="0cm" fo:margin-bottom="0.499cm" loext:contextual-spacing="false"/>
      <style:text-properties fo:font-size="16pt" officeooo:rsid="0011fabd" officeooo:paragraph-rsid="0011fabd" style:font-size-asian="16pt" style:font-size-complex="16pt"/>
    </style:style>
    <style:style style:name="P15" style:family="paragraph" style:parent-style-name="Preformatted_20_Text">
      <style:paragraph-properties fo:margin-top="0cm" fo:margin-bottom="0.499cm" loext:contextual-spacing="false"/>
      <style:text-properties fo:font-size="16pt" officeooo:paragraph-rsid="001166ff"/>
    </style:style>
    <style:style style:name="P16" style:family="paragraph" style:parent-style-name="Preformatted_20_Text">
      <style:paragraph-properties fo:margin-top="0cm" fo:margin-bottom="0.499cm" loext:contextual-spacing="false"/>
      <style:text-properties fo:font-size="16pt" officeooo:paragraph-rsid="0011fabd"/>
    </style:style>
    <style:style style:name="P17" style:family="paragraph" style:parent-style-name="Preformatted_20_Text">
      <style:paragraph-properties fo:margin-top="0cm" fo:margin-bottom="0.499cm" loext:contextual-spacing="false"/>
      <style:text-properties fo:font-size="16pt" officeooo:paragraph-rsid="0012f559"/>
    </style:style>
    <style:style style:name="P18" style:family="paragraph" style:parent-style-name="Preformatted_20_Text">
      <style:paragraph-properties fo:margin-top="0cm" fo:margin-bottom="0.499cm" loext:contextual-spacing="false"/>
      <style:text-properties officeooo:paragraph-rsid="000f6958"/>
    </style:style>
    <style:style style:name="P19" style:family="paragraph" style:parent-style-name="Preformatted_20_Text">
      <style:paragraph-properties fo:margin-top="0cm" fo:margin-bottom="0.499cm" loext:contextual-spacing="false"/>
      <style:text-properties officeooo:rsid="000f6958" officeooo:paragraph-rsid="001166ff"/>
    </style:style>
    <style:style style:name="P20" style:family="paragraph" style:parent-style-name="Preformatted_20_Text">
      <style:paragraph-properties fo:margin-top="0cm" fo:margin-bottom="0.499cm" loext:contextual-spacing="false"/>
      <style:text-properties officeooo:rsid="001166ff" officeooo:paragraph-rsid="001166ff"/>
    </style:style>
    <style:style style:name="P21" style:family="paragraph" style:parent-style-name="Preformatted_20_Text">
      <style:paragraph-properties fo:margin-top="0cm" fo:margin-bottom="0.499cm" loext:contextual-spacing="false"/>
      <style:text-properties officeooo:paragraph-rsid="001166ff"/>
    </style:style>
    <style:style style:name="P22" style:family="paragraph" style:parent-style-name="Preformatted_20_Text">
      <style:paragraph-properties fo:margin-top="0cm" fo:margin-bottom="0.499cm" loext:contextual-spacing="false"/>
      <style:text-properties officeooo:paragraph-rsid="0011fabd"/>
    </style:style>
    <style:style style:name="P23" style:family="paragraph" style:parent-style-name="Standard">
      <style:paragraph-properties fo:text-align="center" style:justify-single-word="false"/>
      <style:text-properties fo:font-size="20pt" officeooo:rsid="000c33a5" officeooo:paragraph-rsid="000c33a5" style:font-size-asian="17.5pt" style:font-size-complex="20pt"/>
    </style:style>
    <style:style style:name="P24" style:family="paragraph" style:parent-style-name="Standard">
      <style:paragraph-properties fo:text-align="start" style:justify-single-word="false"/>
      <style:text-properties fo:font-size="18pt" officeooo:rsid="000c33a5" officeooo:paragraph-rsid="000c33a5" style:font-size-asian="15.75pt" style:font-size-complex="18pt"/>
    </style:style>
    <style:style style:name="P25" style:family="paragraph" style:parent-style-name="Standard">
      <style:paragraph-properties fo:text-align="start" style:justify-single-word="false"/>
      <style:text-properties officeooo:paragraph-rsid="000c33a5"/>
    </style:style>
    <style:style style:name="P26" style:family="paragraph" style:parent-style-name="Standard">
      <style:paragraph-properties fo:text-align="start" style:justify-single-word="false"/>
      <style:text-properties officeooo:rsid="000c33a5" officeooo:paragraph-rsid="000c33a5"/>
    </style:style>
    <style:style style:name="P27" style:family="paragraph" style:parent-style-name="Standard">
      <style:paragraph-properties fo:text-align="start" style:justify-single-word="false"/>
      <style:text-properties fo:font-size="16pt" officeooo:paragraph-rsid="000c33a5" style:font-size-asian="16pt" style:font-size-complex="16pt"/>
    </style:style>
    <style:style style:name="P28" style:family="paragraph" style:parent-style-name="Standard">
      <style:paragraph-properties fo:text-align="start" style:justify-single-word="false"/>
      <style:text-properties fo:font-size="16pt" officeooo:rsid="000c33a5" officeooo:paragraph-rsid="000c33a5" style:font-size-asian="16pt" style:font-size-complex="16pt"/>
    </style:style>
    <style:style style:name="P29" style:family="paragraph" style:parent-style-name="Standard">
      <style:paragraph-properties style:line-height-at-least="0.503cm"/>
      <style:text-properties officeooo:paragraph-rsid="0011fabd"/>
    </style:style>
    <style:style style:name="P30" style:family="paragraph" style:parent-style-name="Standard">
      <style:paragraph-properties style:line-height-at-least="0.503cm"/>
      <style:text-properties fo:color="#000000" style:font-name="Droid Sans Mono" fo:font-size="14pt" fo:font-weight="normal" fo:background-color="#ffffff" style:font-size-asian="14pt" style:font-size-complex="14pt"/>
    </style:style>
    <style:style style:name="P31" style:family="paragraph" style:parent-style-name="Standard">
      <style:paragraph-properties style:line-height-at-least="0.503cm"/>
      <style:text-properties fo:color="#000000" style:font-name="Droid Sans Mono" fo:font-size="13pt" fo:font-weight="normal" fo:background-color="#ffffff" style:font-size-asian="13pt" style:font-size-complex="13pt"/>
    </style:style>
    <style:style style:name="P32" style:family="paragraph" style:parent-style-name="Standard">
      <style:paragraph-properties style:line-height-at-least="0.503cm"/>
      <style:text-properties fo:color="#800000" style:font-name="Droid Sans Mono" fo:font-size="14pt" fo:font-weight="normal" fo:background-color="#ffffff" style:font-size-asian="14pt" style:font-size-complex="14pt"/>
    </style:style>
    <style:style style:name="P33" style:family="paragraph" style:parent-style-name="Standard">
      <style:paragraph-properties style:line-height-at-least="0.503cm"/>
      <style:text-properties fo:color="#800000" style:font-name="Droid Sans Mono" fo:font-size="14pt" fo:font-weight="normal" officeooo:rsid="0011fabd" officeooo:paragraph-rsid="0011fabd" fo:background-color="#ffffff" style:font-size-asian="14pt" style:font-size-complex="14pt"/>
    </style:style>
    <style:style style:name="P34" style:family="paragraph" style:parent-style-name="Standard">
      <style:paragraph-properties style:line-height-at-least="0.503cm"/>
      <style:text-properties fo:color="#eeeeee" style:font-name="Droid Sans Mono" fo:font-size="12pt" fo:font-weight="normal" fo:background-color="#000000" style:font-size-asian="12pt" style:font-size-complex="12pt"/>
    </style:style>
    <style:style style:name="P35" style:family="paragraph" style:parent-style-name="Text_20_body">
      <style:text-properties fo:font-size="16pt" style:font-size-asian="16pt" style:font-size-complex="16pt"/>
    </style:style>
    <style:style style:name="P36" style:family="paragraph" style:parent-style-name="Text_20_body" style:list-style-name="L1">
      <style:text-properties fo:font-size="16pt" style:font-size-asian="16pt" style:font-size-complex="16pt"/>
    </style:style>
    <style:style style:name="P37" style:family="paragraph" style:parent-style-name="Text_20_body">
      <style:text-properties fo:font-size="16pt" officeooo:rsid="000de4cf" officeooo:paragraph-rsid="000de4cf" style:font-size-asian="16pt" style:font-size-complex="16pt"/>
    </style:style>
    <style:style style:name="P38" style:family="paragraph" style:parent-style-name="Text_20_body" style:list-style-name="L3"/>
    <style:style style:name="P39" style:family="paragraph" style:parent-style-name="Text_20_body" style:list-style-name="L1">
      <style:paragraph-properties fo:margin-top="0cm" fo:margin-bottom="0cm" loext:contextual-spacing="false"/>
      <style:text-properties fo:font-size="16pt" style:font-size-asian="16pt" style:font-size-complex="16pt"/>
    </style:style>
    <style:style style:name="P40" style:family="paragraph" style:parent-style-name="Text_20_body" style:list-style-name="L3">
      <style:paragraph-properties fo:margin-top="0cm" fo:margin-bottom="0cm" loext:contextual-spacing="false"/>
    </style:style>
    <style:style style:name="T1" style:family="text">
      <style:text-properties officeooo:rsid="000c33a5"/>
    </style:style>
    <style:style style:name="T2" style:family="text">
      <style:text-properties fo:font-size="18pt" officeooo:rsid="000c33a5"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0c33a5" style:font-size-asian="16pt" style:font-size-complex="16pt"/>
    </style:style>
    <style:style style:name="T5" style:family="text">
      <style:text-properties fo:font-size="16pt" officeooo:rsid="000de4cf" style:font-size-asian="16pt" style:font-size-complex="16pt"/>
    </style:style>
    <style:style style:name="T6" style:family="text">
      <style:text-properties fo:font-size="16pt" officeooo:rsid="000e347c" style:font-size-asian="16pt" style:font-size-complex="16pt"/>
    </style:style>
    <style:style style:name="T7" style:family="text">
      <style:text-properties fo:font-size="16pt" officeooo:rsid="000ea6a7" style:font-size-asian="16pt" style:font-size-complex="16pt"/>
    </style:style>
    <style:style style:name="T8" style:family="text">
      <style:text-properties fo:font-size="16pt" officeooo:rsid="000f6958" style:font-size-asian="16pt" style:font-size-complex="16pt"/>
    </style:style>
    <style:style style:name="T9" style:family="text">
      <style:text-properties fo:font-size="16pt" officeooo:rsid="001166ff" style:font-size-asian="16pt" style:font-size-complex="16pt"/>
    </style:style>
    <style:style style:name="T10" style:family="text">
      <style:text-properties fo:font-size="16pt" officeooo:rsid="0011fabd" style:font-size-asian="16pt" style:font-size-complex="16pt"/>
    </style:style>
    <style:style style:name="T11" style:family="text">
      <style:text-properties fo:font-size="16pt" officeooo:rsid="00134c48" style:font-size-asian="16pt" style:font-size-complex="16pt"/>
    </style:style>
    <style:style style:name="T12" style:family="text">
      <style:text-properties fo:font-size="16pt" style:text-underline-style="none" style:font-size-asian="16pt" style:font-size-complex="16pt"/>
    </style:style>
    <style:style style:name="T13" style:family="text">
      <style:text-properties fo:font-size="16pt" style:text-underline-style="none" officeooo:rsid="000c33a5" style:font-size-asian="16pt" style:font-size-complex="16pt"/>
    </style:style>
    <style:style style:name="T14" style:family="text">
      <style:text-properties fo:font-size="16pt" style:text-underline-style="none" officeooo:rsid="000de4cf" style:font-size-asian="16pt" style:font-size-complex="16pt"/>
    </style:style>
    <style:style style:name="T15" style:family="text">
      <style:text-properties officeooo:rsid="000ea6a7"/>
    </style:style>
    <style:style style:name="T16" style:family="text">
      <style:text-properties officeooo:rsid="000f6958"/>
    </style:style>
    <style:style style:name="T17" style:family="text">
      <style:text-properties fo:color="#808080"/>
    </style:style>
    <style:style style:name="T18" style:family="text">
      <style:text-properties fo:color="#808080" style:font-name="Droid Sans Mono" fo:font-size="12pt" fo:font-weight="normal" fo:background-color="#000000" loext:char-shading-value="0" style:font-size-asian="12pt" style:font-size-complex="12pt"/>
    </style:style>
    <style:style style:name="T19" style:family="text">
      <style:text-properties fo:color="#569cd6"/>
    </style:style>
    <style:style style:name="T20" style:family="text">
      <style:text-properties fo:color="#569cd6" style:font-name="Droid Sans Mono" fo:font-size="12pt" fo:font-weight="normal" fo:background-color="#000000" loext:char-shading-value="0" style:font-size-asian="12pt" style:font-size-complex="12pt"/>
    </style:style>
    <style:style style:name="T21" style:family="text">
      <style:text-properties fo:color="#91b3e0" style:font-name="Droid Sans Mono" fo:font-weight="normal" fo:background-color="#f5f5f5" loext:char-shading-value="0"/>
    </style:style>
    <style:style style:name="T22" style:family="text">
      <style:text-properties fo:color="#91b3e0" style:font-name="Droid Sans Mono" fo:font-weight="normal" fo:background-color="#f5f5f5" loext:char-shading-value="0" style:font-size-asian="16pt" style:font-size-complex="16pt"/>
    </style:style>
    <style:style style:name="T23" style:family="text">
      <style:text-properties fo:color="#91b3e0" style:font-name="Droid Sans Mono" fo:font-size="16pt" fo:font-weight="normal" fo:background-color="#f5f5f5" loext:char-shading-value="0" style:font-size-asian="16pt" style:font-size-complex="16pt"/>
    </style:style>
    <style:style style:name="T24" style:family="text">
      <style:text-properties fo:color="#91b3e0" style:font-name="Droid Sans Mono" fo:font-size="16pt" fo:font-weight="normal" officeooo:rsid="001166ff" fo:background-color="#f5f5f5" loext:char-shading-value="0" style:font-size-asian="16pt" style:font-size-complex="16pt"/>
    </style:style>
    <style:style style:name="T25" style:family="text">
      <style:text-properties fo:color="#4b69c6" style:font-name="Droid Sans Mono" fo:font-weight="normal" fo:background-color="#f5f5f5" loext:char-shading-value="0" style:font-size-asian="16pt" style:font-size-complex="16pt"/>
    </style:style>
    <style:style style:name="T26" style:family="text">
      <style:text-properties fo:color="#333333" style:font-name="Droid Sans Mono" fo:font-weight="normal" fo:background-color="#f5f5f5" loext:char-shading-value="0" style:font-size-asian="16pt" style:font-size-complex="16pt"/>
    </style:style>
    <style:style style:name="T27" style:family="text">
      <style:text-properties fo:color="#9c5d27" style:font-name="Droid Sans Mono" fo:font-weight="normal" fo:background-color="#f5f5f5" loext:char-shading-value="0" style:font-size-asian="16pt" style:font-size-complex="16pt"/>
    </style:style>
    <style:style style:name="T28" style:family="text">
      <style:text-properties officeooo:rsid="001166ff" style:font-size-asian="16pt" style:font-size-complex="16pt"/>
    </style:style>
    <style:style style:name="T29" style:family="text">
      <style:text-properties officeooo:rsid="0011fabd" style:font-size-asian="16pt" style:font-size-complex="16pt"/>
    </style:style>
    <style:style style:name="T30" style:family="text">
      <style:text-properties fo:color="#c9211e" style:font-name="Droid Sans Mono" fo:font-size="16pt" fo:font-weight="normal" fo:background-color="#f5f5f5" loext:char-shading-value="0" style:font-size-asian="16pt" style:font-size-complex="16pt"/>
    </style:style>
    <style:style style:name="T31" style:family="text">
      <style:text-properties fo:color="#c9211e" style:font-name="Droid Sans Mono" fo:font-size="16pt" fo:font-weight="normal" fo:background-color="#ffff00" loext:char-shading-value="0" style:font-size-asian="16pt" style:font-size-complex="16pt"/>
    </style:style>
    <style:style style:name="T32" style:family="text">
      <style:text-properties fo:color="#c9211e" style:font-name="Droid Sans Mono" fo:font-size="16pt" fo:font-weight="normal" fo:background-color="#ffff00" loext:char-shading-value="0" style:font-size-asian="16pt" style:font-size-complex="16pt"/>
    </style:style>
    <style:style style:name="T33" style:family="text">
      <style:text-properties fo:color="#c9211e" style:font-name="Droid Sans Mono" fo:font-size="16pt" fo:font-weight="normal" fo:background-color="transparent" loext:char-shading-value="0" style:font-size-asian="16pt" style:font-size-complex="16pt"/>
    </style:style>
    <style:style style:name="T34" style:family="text">
      <style:text-properties fo:color="#000000"/>
    </style:style>
    <style:style style:name="T35" style:family="text">
      <style:text-properties fo:color="#000000" style:font-name="Droid Sans Mono" fo:font-size="16pt" fo:font-weight="normal" fo:background-color="transparent" loext:char-shading-value="0" style:font-size-asian="16pt" style:font-size-complex="16pt"/>
    </style:style>
    <style:style style:name="T36" style:family="text">
      <style:text-properties fo:color="#000000" style:font-name="Droid Sans Mono" fo:font-size="16pt" fo:font-weight="normal" officeooo:rsid="001166ff" fo:background-color="#f5f5f5" loext:char-shading-value="0" style:font-size-asian="16pt" style:font-size-complex="16pt"/>
    </style:style>
    <style:style style:name="T37" style:family="text">
      <style:text-properties fo:color="#000000" style:font-name="Droid Sans Mono" fo:font-size="14pt" fo:font-weight="normal" fo:background-color="#ffffff" loext:char-shading-value="0" style:font-size-asian="14pt" style:font-size-complex="14pt"/>
    </style:style>
    <style:style style:name="T38" style:family="text">
      <style:text-properties fo:color="#000000" style:font-name="Droid Sans Mono" fo:font-size="14pt" fo:font-weight="normal" officeooo:rsid="0011fabd" fo:background-color="#ffffff" loext:char-shading-value="0" style:font-size-asian="14pt" style:font-size-complex="14pt"/>
    </style:style>
    <style:style style:name="T39" style:family="text">
      <style:text-properties fo:color="#000000" style:font-name="Droid Sans Mono" fo:font-size="10.5pt" fo:font-weight="normal" fo:background-color="#ffffff" loext:char-shading-value="0"/>
    </style:style>
    <style:style style:name="T40" style:family="text">
      <style:text-properties fo:color="#000000" style:font-name="Droid Sans Mono" fo:font-size="13pt" fo:font-weight="normal" fo:background-color="#ffffff" loext:char-shading-value="0" style:font-size-asian="13pt" style:font-size-complex="13pt"/>
    </style:style>
    <style:style style:name="T41" style:family="text">
      <style:text-properties fo:color="#000000" style:font-name="Droid Sans Mono" fo:font-weight="normal" fo:background-color="#f5f5f5" loext:char-shading-value="0" style:font-size-asian="16pt" style:font-size-complex="16pt"/>
    </style:style>
    <style:style style:name="T42" style:family="text">
      <style:text-properties fo:color="#000000" style:font-name="Droid Sans Mono" fo:font-size="12pt" fo:font-weight="normal" fo:background-color="#000000" loext:char-shading-value="0" style:font-size-asian="12pt" style:font-size-complex="12pt"/>
    </style:style>
    <style:style style:name="T43" style:family="text">
      <style:text-properties fo:color="#000000" fo:font-style="italic"/>
    </style:style>
    <style:style style:name="T44" style:family="text">
      <style:text-properties fo:color="#000000" fo:font-style="italic" fo:font-weight="bold"/>
    </style:style>
    <style:style style:name="T45" style:family="text">
      <style:text-properties fo:color="#000000" style:text-underline-style="none"/>
    </style:style>
    <style:style style:name="T46" style:family="text">
      <style:text-properties fo:color="#000000" style:text-underline-style="solid" style:text-underline-width="auto" style:text-underline-color="font-color"/>
    </style:style>
    <style:style style:name="T47" style:family="text">
      <style:text-properties fo:color="#000000" fo:font-size="16pt" style:font-size-asian="16pt" style:font-size-complex="16pt"/>
    </style:style>
    <style:style style:name="T48" style:family="text">
      <style:text-properties fo:color="#000000" fo:font-size="13pt" officeooo:rsid="00134c48" style:font-size-asian="13pt" style:font-size-complex="13pt"/>
    </style:style>
    <style:style style:name="T49" style:family="text">
      <style:text-properties fo:color="#800000"/>
    </style:style>
    <style:style style:name="T50" style:family="text">
      <style:text-properties fo:color="#800000" style:font-name="Droid Sans Mono" fo:font-size="10.5pt" fo:font-weight="normal" fo:background-color="#ffffff" loext:char-shading-value="0"/>
    </style:style>
    <style:style style:name="T51" style:family="text">
      <style:text-properties fo:color="#800000" style:font-name="Droid Sans Mono" fo:font-size="14pt" fo:font-weight="normal" fo:background-color="#ffffff" loext:char-shading-value="0" style:font-size-asian="14pt" style:font-size-complex="14pt"/>
    </style:style>
    <style:style style:name="T52" style:family="text">
      <style:text-properties fo:color="#ff0000"/>
    </style:style>
    <style:style style:name="T53" style:family="text">
      <style:text-properties fo:color="#0000ff"/>
    </style:style>
    <style:style style:name="T54" style:family="text">
      <style:text-properties fo:font-style="italic"/>
    </style:style>
    <style:style style:name="T55" style:family="text">
      <style:text-properties fo:font-style="italic" fo:font-weight="bold"/>
    </style:style>
    <style:style style:name="T56" style:family="text">
      <style:text-properties fo:font-size="13pt" officeooo:rsid="00134c48" style:font-size-asian="13pt" style:font-size-complex="13pt"/>
    </style:style>
    <style:style style:name="T57" style:family="text">
      <style:text-properties fo:color="#eeeeee" style:font-name="Droid Sans Mono" fo:font-size="12pt" fo:font-weight="normal" fo:background-color="#000000" loext:char-shading-value="0" style:font-size-asian="12pt" style:font-size-complex="12pt"/>
    </style:style>
    <style:style style:name="T58" style:family="text">
      <style:text-properties fo:color="#eeeeee" style:font-name="Droid Sans Mono" fo:font-size="16pt" fo:font-weight="normal" officeooo:rsid="001166ff" fo:background-color="#000000" loext:char-shading-value="0" style:font-size-asian="16pt" style:font-size-complex="16pt"/>
    </style:style>
    <style:style style:name="T59" style:family="text">
      <style:text-properties fo:color="#eeeeee" style:font-name="Droid Sans Mono" fo:font-size="16pt" fo:font-weight="normal" officeooo:rsid="00134c48" fo:background-color="#000000" loext:char-shading-value="0"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TML ASSIGNMENT</text:p>
      <text:p text:style-name="P24"/>
      <text:p text:style-name="P27"><text:span text:style-name="T1">1) </text:span>What is HTML?</text:p>
      <text:p text:style-name="P25"><text:span text:style-name="T4">Ans) </text:span><text:span text:style-name="T3">HTML is the standard markup language for Web pages.</text:span></text:p>
      <text:p text:style-name="P35">With HTML you can create your own Website.</text:p>
      <text:p text:style-name="P35">HTML stands for Hyper Text Markup Language </text:p>
      <text:list xml:id="list1964399609" text:style-name="L1">
        <text:list-item>
          <text:p text:style-name="P39">HTML is the standard markup language for creating Web pages </text:p>
        </text:list-item>
        <text:list-item>
          <text:p text:style-name="P39">HTML describes the structure of a Web page </text:p>
        </text:list-item>
        <text:list-item>
          <text:p text:style-name="P39">HTML consists of a series of elements </text:p>
        </text:list-item>
        <text:list-item>
          <text:p text:style-name="P39">HTML elements tell the browser how to display the content </text:p>
        </text:list-item>
        <text:list-item>
          <text:p text:style-name="P36">HTML elements label pieces of content such as "this is a heading", "this is a paragraph", "this is a link", etc. </text:p>
        </text:list-item>
        <text:list-item>
          <text:p text:style-name="P36"/>
        </text:list-item>
      </text:list>
      <text:p text:style-name="P27"><text:span text:style-name="T1">2) </text:span>What are tags?</text:p>
      <text:p text:style-name="P25"><text:span text:style-name="T4">Ans) </text:span><text:span text:style-name="T3">An HTML tag is a piece of markup language used to indicate the beginning and end of an </text:span><text:span text:style-name="T13">HTML </text:span><text:span text:style-name="T14">element</text:span><text:span text:style-name="T3"> in an HTML document.</text:span></text:p>
      <text:p text:style-name="Text_20_body"><text:span text:style-name="T3">As part of an HTML element, HTML tags help web browsers convert HTML documents into web pages. For example, the </text:span><text:span text:style-name="Source_20_Text"><text:span text:style-name="T3">&lt;p&gt;</text:span></text:span><text:span text:style-name="T3"> tag is used to organize text content into </text:span><text:span text:style-name="Emphasis"><text:span text:style-name="T3">paragraph</text:span></text:span><text:span text:style-name="T3"> elements and the </text:span><text:span text:style-name="Source_20_Text"><text:span text:style-name="T3">&lt;img&gt;</text:span></text:span><text:span text:style-name="T3"> tag is used to embed </text:span><text:span text:style-name="Emphasis"><text:span text:style-name="T3">image</text:span></text:span><text:span text:style-name="T3"> elements</text:span>.</text:p>
      <text:p text:style-name="P28"/>
      <text:p text:style-name="P27"/>
      <text:p text:style-name="P2">3) Do all HTML tags come in a pair?</text:p>
      <text:p text:style-name="P3">Ans) No, all HTML tags not come in pair. Eg, for image &lt;img&gt; tag not come in pair.</text:p>
      <text:p text:style-name="Preformatted_20_Text"/>
      <text:p text:style-name="P1">4) What are some of the common lists that can be used when designing a page?</text:p>
      <text:p text:style-name="P6"><text:span text:style-name="T5">Ans) </text:span><text:span text:style-name="T3">Lists are used to group together related pieces of information so they are clearly associated with each other and easy to read. In modern web development, lists are workhorse elements, frequently used for navigation as well as general content.</text:span></text:p>
      <text:p text:style-name="P6"><text:span text:style-name="T3"/></text:p>
      <text:p text:style-name="P37"><text:soft-page-break/>There are three list types in HTML:</text:p>
      <text:list xml:id="list3369649958" text:style-name="L3">
        <text:list-item>
          <text:p text:style-name="P40"><text:span text:style-name="Strong_20_Emphasis"><text:span text:style-name="T3">unordered list</text:span></text:span><text:span text:style-name="T3"> — used to group a set of related items in no particular order </text:span></text:p>
        </text:list-item>
        <text:list-item>
          <text:p text:style-name="P40"><text:span text:style-name="Strong_20_Emphasis"><text:span text:style-name="T3">ordered list</text:span></text:span><text:span text:style-name="T3"> — used to group a set of related items in a specific order </text:span></text:p>
        </text:list-item>
        <text:list-item>
          <text:p text:style-name="P38"><text:span text:style-name="Strong_20_Emphasis"><text:span text:style-name="T3">description list</text:span></text:span><text:span text:style-name="T3"> — used to display name/value pairs such as terms and definitions </text:span></text:p>
        </text:list-item>
      </text:list>
      <text:p text:style-name="P35">Each list type has a specific purpose and meaning in a web page.</text:p>
      <text:p text:style-name="P6"><text:span text:style-name="Strong_20_Emphasis"><text:span text:style-name="T5"/></text:span></text:p>
      <text:p text:style-name="P1">5) How do you insert a comment in HTML?</text:p>
      <text:p text:style-name="P1"/>
      <text:p text:style-name="P6"><text:span text:style-name="T5">Ans) </text:span><text:span text:style-name="T3">The comment tag is used to insert comments in the source code. Comments are not displayed in the browsers.</text:span></text:p>
      <text:p text:style-name="P7"><text:span text:style-name="T3">&lt;!-- This is the way of insearting comment in HTML --!&gt;</text:span></text:p>
      <text:p text:style-name="P1"/>
      <text:p text:style-name="P1"/>
      <text:p text:style-name="P1">6) Do all character entities display properly on all systems?</text:p>
      <text:p text:style-name="P1"/>
      <text:p text:style-name="P6"><text:span text:style-name="T5">Ans) </text:span><text:span text:style-name="T3">No, some character entities cannot be displayed if the operating system does not support these characters. If that happens, those characters will be displayed as boxes.</text:span></text:p>
      <text:p text:style-name="P1"/>
      <text:p text:style-name="P1">7) What is an image map?</text:p>
      <text:p text:style-name="P1"/>
      <text:p text:style-name="P6"><text:span text:style-name="T5">Ans) </text:span><text:span text:style-name="T3">An image map allows you to link to several web pages through one image. Simply define shapes within images and link these to the pages you want. Here’s a video to help you learn more about</text:span><text:span text:style-name="T12"> </text:span><text:span text:style-name="T14">images and links in html.</text:span></text:p>
      <text:p text:style-name="P1"/>
      <text:p text:style-name="P1">8 ) What is the advantage of collapsing white space?</text:p>
      <text:p text:style-name="P1"/>
      <text:p text:style-name="P6"><text:soft-page-break/><text:span text:style-name="T5">Ans) </text:span><text:span text:style-name="T3">Blank sequence of space characters are white space, which is treated like a single space character within HTML files. Since the browser will collapse multiple spaces into a single space, it is possible to indent lines of text and not worry about multiple spaces. Doing this allows you to organize the HTML code into a more readable layout.</text:span></text:p>
      <text:p text:style-name="P1"/>
      <text:p text:style-name="P1">9) Can attribute values be set to anything or are there specific values that they accept?</text:p>
      <text:p text:style-name="P1"/>
      <text:p text:style-name="P6"><text:span text:style-name="T5">Ans) </text:span><text:span text:style-name="T3">There are two types of attribute values possible – text and numbers. Text attribute values can only be set to predefined values. Some numerical values are also limited to predefined values. However, other attributes will accept any numerical value often representing the number of pixels for the size of an object.</text:span></text:p>
      <text:p text:style-name="P1"/>
      <text:p text:style-name="P1">10) How do you insert a copyright symbol on a browser page?</text:p>
      <text:p text:style-name="P1"/>
      <text:p text:style-name="P6"><text:span text:style-name="T5">Ans) We</text:span><text:span text:style-name="T3"> need to type &amp;copy or &amp;#169 in an HTML file to insert the copyright symbol.</text:span></text:p>
      <text:p text:style-name="P1"/>
      <text:p text:style-name="P1">11) How do you create links to sections within the same page?</text:p>
      <text:p text:style-name="P1"/>
      <text:p text:style-name="P6"><text:span text:style-name="T5">Ans) </text:span><text:span text:style-name="T3">Internal links can be created with the tag and by referencing with the number (#) symbol. You can, for example, us the HTML link </text:span><text:span text:style-name="T14">RETURN TO TOP</text:span><text:span text:style-name="T3">. This would display the words “RETURN TO TOP” on the web page which would link to a bookmark named topmost. You would also need to create a second tag command, , somewhere along the top of the same web page. The user will be linked back to that spot when they click on the “RETURN TO TOP” link.</text:span></text:p>
      <text:p text:style-name="P1"/>
      <text:p text:style-name="P1"><text:soft-page-break/>12) Is there any way to keep list elements straight in an HTML file?</text:p>
      <text:p text:style-name="P1"/>
      <text:p text:style-name="P6"><text:span text:style-name="T5">Ans) </text:span><text:span text:style-name="T6">Yes, we</text:span> <text:span text:style-name="T3">can keep the list elements straight by using indents in an HTML file.<text:line-break/><text:line-break/>The list-style-position property is used to keep list elements straight in an HTML file.<text:line-break/><text:line-break/>This property specifies if the list-item markers should appear inside or outside the content flow.<text:line-break/><text:line-break/>By default setting of list-style-position property is outside.</text:span></text:p>
      <text:p text:style-name="P1"/>
      <text:p text:style-name="P1">13) If you see a web address on a magazine, to which web page does it point?</text:p>
      <text:p text:style-name="P1"/>
      <text:p text:style-name="P8"><text:span text:style-name="T6">Ans.) </text:span><text:span text:style-name="T3">Every web page on the web can have a separate web address. Most of these addresses are relative to the top-most web page. The published web address that appears within magazines typically points this top-most page. From this top level page, you can access all other pages within the website.</text:span></text:p>
      <text:p text:style-name="P1"/>
      <text:p text:style-name="P1">14) What is the use of alternative text in image mapping?</text:p>
      <text:p text:style-name="P1"/>
      <text:p text:style-name="P8"><text:span text:style-name="T6">Ans.) A</text:span><text:span text:style-name="T3">lternative text can be useful to provide metadata related to the images in the case when the image can’t load properly. The reason for being not loading properly may arise due to slow internet connectivity, images get removed from the web page, the absolute path for the image has not given, or maybe some technical issues in the site so on. The alternative text, sometimes also known as alt attribute in HTML, provides the metadata regarding that specific image. The alt attribute can be used with input&gt; tag, &lt;area&gt; tag &amp; &lt;img&gt; </text:span><text:soft-page-break/><text:span text:style-name="T3">tag. This alt text appears when the image loading is failed. This gives the idea about that specific image.</text:span></text:p>
      <text:p text:style-name="P8"><text:span text:style-name="T6">eg., </text:span><text:span text:style-name="T3">&lt;img src="url" alt="text"/&gt;</text:span></text:p>
      <text:p text:style-name="P9"><text:span text:style-name="T3"/></text:p>
      <text:p text:style-name="P1">15) Do older HTML files work on newer browsers?</text:p>
      <text:p text:style-name="P1"/>
      <text:p text:style-name="P10"><text:span text:style-name="T7">Ans.) </text:span><text:span text:style-name="T3">Yes, older html files are compliant to the HTML standard.<text:line-break/>Most older files work on the newer browsers, though some features may not work.<text:line-break/>For instance some Html files are specific to some browsers (eg.some html files are accessible only in Internet Explorer), but with the help of some of the browser updates we can be able to view All Html files in all browsers. </text:span></text:p>
      <text:p text:style-name="P1"/>
      <text:p text:style-name="P1">16) Does a hyperlink apply to text only?</text:p>
      <text:p text:style-name="P1"/>
      <text:p text:style-name="P10"><text:span text:style-name="T7">Ans.) </text:span><text:span text:style-name="T3">No you can apply it anywhere.just use &lt;a&gt; tag there. withing &lt;a&gt; tag you can put anything like image,text etc. </text:span></text:p>
      <text:p text:style-name="P1"/>
      <text:p text:style-name="P1">17) If the user’s operating system does not support the needed character, how can the symbol be represented?</text:p>
      <text:p text:style-name="P1"/>
      <text:p text:style-name="P10"><text:span text:style-name="T7">Ans.) </text:span><text:span text:style-name="T3">The symbols can be represented in the form of an image in the case where the operating system does not support a particular character.</text:span></text:p>
      <text:p text:style-name="P1"/>
      <text:p text:style-name="P1">18) How do you change the number type in the middle of a list?</text:p>
      <text:p text:style-name="P1"/>
      <text:p text:style-name="P10"><text:span text:style-name="T7">Ans.) </text:span><text:span text:style-name="T3">The &lt;li&gt; tag includes two attributes – type and value. The type attribute can be used to change the numbering type for any list item. The value attribute can change the number index.</text:span></text:p>
      <text:p text:style-name="P1"/>
      <text:p text:style-name="P1">19) What are style sheets?</text:p>
      <text:p text:style-name="P10"><text:soft-page-break/><text:span text:style-name="T7">Ans.) </text:span><text:span text:style-name="T3">Cascading Style Sheets (CSS) provide easy and effective alternatives to specify various attributes for the HTML tags. Using CSS, you can specify a number of style properties for a given HTML element. Each property has a name and a value, separated by a colon (:). Each property declaration is separated by a semi-colon (;).</text:span></text:p>
      <text:p text:style-name="P1"/>
      <text:p text:style-name="P1">20) State <text:s/>bullet types available in HTML ?</text:p>
      <text:p text:style-name="P1"/>
      <text:p text:style-name="P10"><text:span text:style-name="T7">Ans.) </text:span><text:span text:style-name="T3">With ordered lists, you can select to use some different list types including alphabetical and Roman numerals. The type attribute for unordered lists can be set to disc, square, or circle.</text:span></text:p>
      <text:p text:style-name="P4"/>
      <text:p text:style-name="P1"/>
      <text:p text:style-name="P1">21) How do you create multicolored text in a webpage?</text:p>
      <text:p text:style-name="P1"/>
      <text:p text:style-name="P10"><text:span text:style-name="T7">Ans.) </text:span><text:span text:style-name="T3">To create text with different colors, use the </text:span><text:span text:style-name="Source_20_Text"><text:span text:style-name="T3">&lt;font color=”color”&gt;…&lt;/font&gt;</text:span></text:span><text:span text:style-name="T3"> tags for every character that you want to apply color. You can use this tag combination as many times as needed, surrounding a single character or an entire word.</text:span></text:p>
      <text:p text:style-name="P1"/>
      <text:p text:style-name="P1">22) Why are there both numerical and named character entity values?</text:p>
      <text:p text:style-name="P1"/>
      <text:p text:style-name="P10"><text:span text:style-name="T7">Ans.) </text:span><text:span text:style-name="T3">The numerical values are taken from the ASCII values for the various characters, but these can be difficult to remember. Because of this, named character entity values were created to make it easier for web page designers to use.</text:span></text:p>
      <text:p text:style-name="P1"/>
      <text:p text:style-name="P1">23) Write an HTML table tag sequence that outputs the following:</text:p>
      <text:p text:style-name="P1">50 pcs 100 500</text:p>
      <text:p text:style-name="P1">10 pcs 5 50</text:p>
      <text:p text:style-name="P1"/>
      <text:p text:style-name="P5"><text:soft-page-break/><text:span text:style-name="T15">Ans.) </text:span>&lt;table&gt;</text:p>
      <text:p text:style-name="P35">&lt;tr&gt;</text:p>
      <text:p text:style-name="P35">&lt;td&gt;50 pcs&lt;/td&gt;</text:p>
      <text:p text:style-name="P35">&lt;td&gt;100&lt;/td&gt;</text:p>
      <text:p text:style-name="P35">&lt;td&gt;500&lt;/td&gt;</text:p>
      <text:p text:style-name="P35">&lt;/tr&gt;</text:p>
      <text:p text:style-name="P35">&lt;tr&gt;</text:p>
      <text:p text:style-name="P35">&lt;td&gt;10 pcs&lt;/td&gt;</text:p>
      <text:p text:style-name="P35">&lt;td&gt;5&lt;/td&gt;</text:p>
      <text:p text:style-name="P35">&lt;td&gt;50&lt;/td&gt;</text:p>
      <text:p text:style-name="P35">&lt;/tr&gt;</text:p>
      <text:p text:style-name="P35">&lt;/table&gt;</text:p>
      <text:p text:style-name="P4"/>
      <text:p text:style-name="P1"/>
      <text:p text:style-name="P1">24) What is the advantage of grouping several checkboxes together?</text:p>
      <text:p text:style-name="P1"/>
      <text:p text:style-name="P10"><text:span text:style-name="T7">Ans.) </text:span><text:span text:style-name="T3">The checkboxes don’t affect one another. But, grouping these checkboxes together help to organize them. </text:span><text:span text:style-name="Strong_20_Emphasis"><text:span text:style-name="T3">Checkbox</text:span></text:span><text:span text:style-name="T3"> buttons can have their name and do not need to belong to a group. A single web page can have many different groups of checkboxes.</text:span></text:p>
      <text:p text:style-name="P1"/>
      <text:p text:style-name="P1">25) What will happen if you overlap sets of tags?</text:p>
      <text:p text:style-name="P1"/>
      <text:p text:style-name="P4">Ans.) <text:span text:style-name="T16">If two sets of HTML tags will overlap only the first tag will be recognized.</text:span></text:p>
      <text:p text:style-name="P1"/>
      <text:p text:style-name="P1">26) What are applets?</text:p>
      <text:p text:style-name="P11"><text:span text:style-name="T8">Ans.) </text:span><text:span text:style-name="T3">a very small application, especially a utility program performing one or a few simple functions.</text:span></text:p>
      <text:p text:style-name="P1"/>
      <text:p text:style-name="P1"><text:soft-page-break/>27) What if there is no text between the tags or if a text was omitted by mistake? Will it affect the display of the HTML file?</text:p>
      <text:p text:style-name="P1"/>
      <text:p text:style-name="P11"><text:span text:style-name="T8">Ans.) </text:span><text:span text:style-name="T3">If there is no text between the tags, then there is nothing to format. Therefore no formatting will appear. Some tags, especially tags without a closing tag like the &lt;img&gt; tag, do not require any text between them.</text:span></text:p>
      <text:p text:style-name="P1"/>
      <text:p text:style-name="P1">28) Is it possible to set specific colors for table borders?</text:p>
      <text:p text:style-name="P1"/>
      <text:p text:style-name="P11"><text:span text:style-name="T8">Ans.) </text:span><text:span text:style-name="T3">You can specify a border color using style sheets, but the colors for a table that does not use style sheets will be the same as the text color.</text:span></text:p>
      <text:p text:style-name="P1"/>
      <text:p text:style-name="P1">29) How do you create a link that will connect to another web page when clicked?</text:p>
      <text:p text:style-name="P1"/>
      <text:p text:style-name="P11"><text:span text:style-name="T8">Ans.) </text:span><text:span text:style-name="T3">To create hyperlinks, or links that connect to another web page, use the href tag. The general format for this is: &lt;a href=”site”&gt;text&lt;/a&gt;<text:line-break/>Replace “site” with the actual page URL that is supposed to be linked to when the text is clicked.</text:span></text:p>
      <text:p text:style-name="P1"/>
      <text:p text:style-name="P12">30) What other ways can be used to align images and wrap text?</text:p>
      <text:p text:style-name="P18"><text:span text:style-name="T8">Ans.) </text:span><text:span text:style-name="T3">Tables can be used to position text and images. Another useful way to wrap text around an image is to use style sheets.</text:span></text:p>
      <text:p text:style-name="P18"><text:span text:style-name="T3"/></text:p>
      <text:p text:style-name="P18"><text:span text:style-name="T8">31.) </text:span><text:span text:style-name="T3">Display &amp;nbsp inside &lt;p&gt; paragraph tag.</text:span></text:p>
      <text:p text:style-name="P19"><text:span text:style-name="T3">Ans.) </text:span><text:span text:style-name="T9">&lt;p&gt;Hii &amp;nbsp; &amp;nbsp;&amp;nbsp; &amp;nbsp;Hii&lt;/p&gt;</text:span></text:p>
      <text:p text:style-name="P19"><text:span text:style-name="T9"/></text:p>
      <text:p text:style-name="P21"><text:soft-page-break/><text:span text:style-name="T9">32.)</text:span><text:span text:style-name="T3">Insert a line between two different elements.</text:span><text:span text:style-name="T9">?</text:span></text:p>
      <text:p text:style-name="P21"><text:span text:style-name="T9">Ans.</text:span><text:span text:style-name="T11">) </text:span><text:span text:style-name="T48">&lt;div&gt;</text:span></text:p>
      <text:p text:style-name="P31">&lt;P&gt;Lorem ipsum dolor, sit amet consectetur adipisicing elit. Perferendis consectetur culpa ducimus, soluta labore at voluptatem, facilis beatae recusandae, ad deserunt autem natus aperiam eligendi rerum officia tempora corrupti provident.&lt;/P&gt;</text:p>
      <text:p text:style-name="P31">&lt;hr&gt;</text:p>
      <text:p text:style-name="P31">&lt;P&gt;Lorem ipsum dolor, sit amet consectetur adipisicing elit. Perferendis consectetur culpa ducimus, soluta labore at voluptatem, facilis beatae recusandae, ad deserunt autem natus aperiam eligendi rerum officia tempora corrupti provident.&lt;/P&gt;</text:p>
      <text:p text:style-name="P31">&lt;/div&gt;</text:p>
      <text:p text:style-name="P21"><text:span text:style-name="T58"/></text:p>
      <text:p text:style-name="P21"><text:span text:style-name="T9">33.) </text:span><text:span text:style-name="T3">I Have a paragraph,</text:span></text:p>
      <text:p text:style-name="P1"><text:s text:c="6"/>“ Hello I am MedPlus </text:p>
      <text:p text:style-name="P1"><text:s text:c="8"/></text:p>
      <text:p text:style-name="P1"><text:s text:c="8"/>Medplus <text:s text:c="11"/>is a <text:s text:c="9"/>good company </text:p>
      <text:p text:style-name="P1"><text:s/></text:p>
      <text:p text:style-name="P1"><text:s text:c="10"/>We <text:s text:c="3"/>all <text:s text:c="3"/>love <text:s text:c="6"/>Med <text:s text:c="32"/>Plus” </text:p>
      <text:p text:style-name="P1"><text:s/></text:p>
      <text:p text:style-name="P1"><text:s text:c="6"/>Using a single tag only, I want to preserve the same format (spaces and </text:p>
      <text:p text:style-name="P12"><text:s text:c="6"/>line breaks) with using &lt;br&gt; tag.</text:p>
      <text:p text:style-name="P12"/>
      <text:p text:style-name="P17"><text:span text:style-name="T28">Ans.) </text:span><text:span text:style-name="T41">&lt;div&gt;Hello I am</text:span></text:p>
      <text:p text:style-name="P17"><text:span text:style-name="T41"><text:s/>MedPlus&lt;br&gt;Medplus&amp;nbsp;&amp;nbsp;&amp;nbsp;&amp;nbsp;&amp;nbsp;&amp;nbsp;&amp;nbsp;&amp;nbsp;&amp;nbsp;&amp;nbsp;&amp;nbsp;&amp;nbsp;&amp;nbsp;&amp;nbsp;is</text:span></text:p>
      <text:p text:style-name="P17"><text:span text:style-name="T41"><text:s/>a&amp;nbsp;&amp;nbsp;&amp;nbsp;&amp;nbsp;&amp;nbsp;&amp;nbsp;&amp;nbsp;&amp;nbsp;&amp;nbsp;&amp;nbsp;&amp;nbsp;&amp;nbsp;&amp;nbsp;&amp;nbsp;good&lt;br&gt;company &lt;br&gt; we</text:span></text:p>
      <text:p text:style-name="P17"><text:soft-page-break/><text:span text:style-name="T41"><text:s/>&amp;nbsp;&amp;nbsp;&amp;nbsp;&amp;nbsp;&amp;nbsp;&amp;nbsp;&amp;nbsp;&amp;nbsp;&amp;nbsp;&amp;nbsp;&amp;nbsp;&amp;nbsp;&amp;nbsp;&amp;nbsp;all&amp;nbsp;&amp;nbsp;&amp;nbsp;&amp;nbsp;&amp;nbsp;&amp;nbsp;&amp;nbsp;&amp;nbsp;&amp;nbsp;&amp;nbsp;&amp;nbsp;&amp;nbsp;&amp;nbsp;&amp;nbsp;love&amp;nbsp;&amp;nbsp;&amp;nbsp;&amp;nbsp;&amp;nbsp;&amp;nbsp;&amp;nbsp;&amp;nbsp;&amp;nbsp;&amp;nbsp;&amp;nbsp;&amp;nbsp;&amp;nbsp;&amp;nbsp;Med&lt;br&gt;Plus&lt;/div&gt;</text:span></text:p>
      <text:p text:style-name="P15"><text:span text:style-name="T22"/></text:p>
      <text:p text:style-name="P21"><text:span text:style-name="T36">34.)</text:span><text:span text:style-name="T24"> </text:span><text:span text:style-name="T35">Specify an alternate text for the image, the alternate text should say</text:span><text:span text:style-name="T23"> </text:span></text:p>
      <text:p text:style-name="P1"><text:s text:c="6"/>“image not found” if the image don’t get load for any reason</text:p>
      <text:p text:style-name="P12"><text:s text:c="6"/>&lt;img src=”smiley.gif” _______ <text:s/>&gt;</text:p>
      <text:p text:style-name="P13">Ans.)&lt;img src=”smiley.gif” alt=”text” <text:s/>&gt;</text:p>
      <text:p text:style-name="P22"><text:span text:style-name="T10">35.) </text:span><text:span text:style-name="T3">Make this format in html! (You can use any text but format and font </text:span></text:p>
      <text:p text:style-name="P1"><text:s text:c="4"/>size should be similar)</text:p>
      <text:p text:style-name="P1"><text:s text:c="32"/></text:p>
      <text:p text:style-name="P1"><text:s text:c="29"/>Lorem Ipsum ( h1 and center align )</text:p>
      <text:p text:style-name="P1"><text:s text:c="4"/>"Neque porro quisquam est qui dolorem ipsum quia dolor sit amet ( make bold and italic ), consectetur, adipisci velit..."</text:p>
      <text:p text:style-name="P1"/>
      <text:p text:style-name="P1"><text:s text:c="5"/>"There is no one who loves pain itself ( make use of small size font ), who seeks after it and wants to have it, simply because it is pain..."</text:p>
      <text:p text:style-name="P1"><text:s text:c="5"/></text:p>
      <text:p text:style-name="P1"><text:s text:c="5"/>Share something about what is Lorem Ipsum?</text:p>
      <text:p text:style-name="P12"><text:s text:c="5"/>Why do we use it?</text:p>
      <text:p text:style-name="P12"/>
      <text:p text:style-name="P16"><text:span text:style-name="T29">Ans.) </text:span><text:span text:style-name="T37">&lt;div&gt;</text:span></text:p>
      <text:p text:style-name="P30"><text:soft-page-break/>&lt;p&gt;&lt;h1 style="text-align:center;"&gt;Lorem, ipsum&lt;/h1&gt; &lt;strong&gt;sit amet consectetur adipisicing elit. Commodi, voluptatem deleniti laudantium tenetur, sunt dolor accusamus&lt;/strong&gt; explicabo, delectus qui corrupti harum eum ad illo quibusdam iste quo nam libero et?&lt;/p&gt;&lt;p style="font-size: 10px;"&gt;There is no one who loves pain itself&lt;/p&gt;&lt;p&gt;who seeks after it and wants to have it, simply because it is pain...&lt;/p&gt;</text:p>
      <text:p text:style-name="P30">&lt;/div&gt;</text:p>
      <text:p text:style-name="P32"/>
      <text:p text:style-name="P33"><text:span text:style-name="T44">Lorem ipsum </text:span><text:span text:style-name="T34">is a </text:span><text:a xlink:type="simple" xlink:href="https://en.wikipedia.org/wiki/Placeholder_text" text:style-name="Internet_20_link" text:visited-style-name="Visited_20_Internet_20_Link"><text:span text:style-name="T45">placeholder text</text:span></text:a><text:span text:style-name="T34"> commonly used to demonstrate the visual form of a document or a typeface without relying on meaningful content. </text:span><text:span text:style-name="T43">Lorem ipsum</text:span><text:span text:style-name="T34"> may be used as a placeholder before final </text:span><text:span text:style-name="T45">copy </text:span><text:span text:style-name="T34">is available. It is also used to temporarily replace text in a process called greeking, which allows designers to consider the form of a webpage or publication, without the meaning of the text influencing the design. </text:span></text:p>
      <text:p text:style-name="P33"><text:span text:style-name="T34"/></text:p>
      <text:p text:style-name="P29"><text:span text:style-name="T38">36.) </text:span><text:span text:style-name="T47">Print the following pattern in html using &lt;h1&gt; and &lt;p&gt; separately.</text:span></text:p>
      <text:p text:style-name="P1"><text:s text:c="4"/>(note there are spaces before stars)</text:p>
      <text:p text:style-name="P1"><text:s text:c="4"/></text:p>
      <text:p text:style-name="P1"><text:s text:c="9"/>*</text:p>
      <text:p text:style-name="P1"><text:s text:c="8"/>* *</text:p>
      <text:p text:style-name="P1"><text:s text:c="7"/>* * *</text:p>
      <text:p text:style-name="P1"><text:s text:c="6"/>* * * *</text:p>
      <text:p text:style-name="P1"><text:s text:c="5"/>* * * * *</text:p>
      <text:p text:style-name="P12"><text:s text:c="4"/>* * * * * *</text:p>
      <text:p text:style-name="P33"><text:span text:style-name="T34"/></text:p>
      <text:p text:style-name="P16"><text:span text:style-name="T29">Ans.) </text:span><text:span text:style-name="T40">&lt;div&gt;</text:span></text:p>
      <text:p text:style-name="P31">&lt;p&gt;&amp;nbsp;&amp;nbsp;&amp;nbsp;&amp;nbsp;&amp;nbsp;&amp;nbsp;&amp;nbsp;&amp;nbsp;&amp;nbsp;&amp;nbsp;*&amp;nbsp;&amp;nbsp;&amp;nbsp;&amp;nbsp;&amp;nbsp;&amp;nbsp;&amp;nbsp;&amp;nbsp;&amp;nbsp;&amp;nbsp;&lt;/p&gt;</text:p>
      <text:p text:style-name="P31"/>
      <text:p text:style-name="P31">&lt;p&gt;&amp;nbsp;&amp;nbsp;&amp;nbsp&amp;nbsp;&amp;nbsp;&amp;nbsp;&amp;nbsp;&amp;nbsp;*&amp;nbsp;&amp;nbsp;*&amp;nbsp;&amp;nbsp;&amp;nbsp;&amp;nbsp;&amp;nbsp;&amp;nbsp;&amp;nbsp;&amp;nbsp;&lt;/p&gt;</text:p>
      <text:p text:style-name="P31"/>
      <text:p text:style-name="P31">&lt;p&gt;&amp;nbsp;&amp;nbsp;&amp;nbsp;&amp;nbsp;&amp;nbsp;&amp;nbsp;*&amp;nbsp;&amp;nbsp;*&amp;nbsp;&amp;nbsp;*&amp;nbsp;&amp;nbsp;&amp;nbsp;&amp;nbsp;&amp;nbsp;&amp;nbsp;&lt;/p&gt;</text:p>
      <text:p text:style-name="P31"/>
      <text:p text:style-name="P31">&lt;p&gt;&amp;nbsp;&amp;nbsp;&amp;nbsp;&amp;nbsp;*&amp;nbsp;&amp;nbsp;*&amp;nbsp;&amp;nbsp;*&amp;nbsp;&amp;nbsp;*&amp;nbsp;&amp;nbsp;&amp;nbsp;&amp;nbsp;&lt;/p&gt;</text:p>
      <text:p text:style-name="P31"/>
      <text:p text:style-name="P31"><text:soft-page-break/>&lt;p&gt;&amp;nbsp;&amp;nbsp;*&amp;nbsp;&amp;nbsp;*&amp;nbsp;&amp;nbsp;*&amp;nbsp;&amp;nbsp;*&amp;nbsp;&amp;nbsp;*&amp;nbsp;&amp;nbsp;&lt;/p&gt;</text:p>
      <text:p text:style-name="P31"/>
      <text:p text:style-name="P31">&lt;/div&gt;</text:p>
      <text:p text:style-name="P14"/>
      <text:p text:style-name="P14"/>
      <text:p text:style-name="P13"><text:span text:style-name="T21"/></text:p>
      <text:p text:style-name="P13"/>
      <text:p text:style-name="P20"><text:span text:style-name="T3"/></text:p>
      <text:p text:style-name="P2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2:03:55.526555868</meta:creation-date>
    <dc:date>2022-07-19T17:24:56.346788800</dc:date>
    <meta:editing-duration>PT1M23S</meta:editing-duration>
    <meta:editing-cycles>1</meta:editing-cycles>
    <meta:document-statistic meta:table-count="0" meta:image-count="0" meta:object-count="0" meta:page-count="12" meta:paragraph-count="144" meta:word-count="2117" meta:character-count="13187" meta:non-whitespace-character-count="10927"/>
    <meta:generator>LibreOffice/6.4.7.2$Linux_X86_64 LibreOffice_project/40$Build-2</meta:generator>
  </office:meta>
</office:document-meta>
</file>